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 Sans" svg:font-family="'Open Sans', 'Helvetica Neue', Helvetica, Arial, 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3d4" officeooo:paragraph-rsid="001d33d4"/>
    </style:style>
    <style:style style:name="P2" style:family="paragraph" style:parent-style-name="Standard">
      <style:text-properties fo:font-size="12pt" fo:font-weight="bold" officeooo:rsid="001d33d4" officeooo:paragraph-rsid="001d33d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d33d4" officeooo:paragraph-rsid="001df48c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Liberation Serif" fo:font-size="11pt" fo:font-weight="normal" officeooo:rsid="001df48c" officeooo:paragraph-rsid="001df48c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Liberation Serif" fo:font-size="12pt" fo:font-weight="bold" officeooo:rsid="001d33d4" officeooo:paragraph-rsid="001ed978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1d33d4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d33d4" officeooo:paragraph-rsid="001ed978" style:font-size-asian="11pt" style:font-weight-asian="bold" style:font-size-complex="11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d33d4" officeooo:paragraph-rsid="001f8872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2110ec" officeooo:paragraph-rsid="002110ec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bold" officeooo:rsid="001d33d4" officeooo:paragraph-rsid="001f8872" style:font-size-asian="11pt" style:font-weight-asian="bold" style:font-size-complex="11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d33d4" officeooo:paragraph-rsid="001f887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d33d4" officeooo:paragraph-rsid="001f8872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110ec" officeooo:paragraph-rsid="002110ec" style:font-size-asian="10.5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df48c"/>
    </style:style>
    <style:style style:name="T4" style:family="text">
      <style:text-properties fo:font-variant="normal" fo:text-transform="none" fo:letter-spacing="normal" fo:font-style="normal" officeooo:rsid="001ed978"/>
    </style:style>
    <style:style style:name="T5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d33d4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d44d2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df48c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font-size="11pt" fo:letter-spacing="normal" fo:font-style="normal" officeooo:rsid="001df48c" style:font-size-asian="11pt" style:font-size-complex="11pt"/>
    </style:style>
    <style:style style:name="T9" style:family="text">
      <style:text-properties fo:font-weight="normal"/>
    </style:style>
    <style:style style:name="T10" style:family="text">
      <style:text-properties fo:font-weight="normal" officeooo:rsid="001f8872"/>
    </style:style>
    <style:style style:name="T11" style:family="text">
      <style:text-properties fo:color="#000000" loext:opacity="100%" style:font-name="Liberation Serif" fo:font-size="11pt" fo:font-weight="normal" officeooo:rsid="001d33d4" style:font-size-asian="11pt" style:font-weight-asian="normal" style:font-size-complex="11pt" style:font-weight-complex="normal"/>
    </style:style>
    <style:style style:name="T12" style:family="text">
      <style:text-properties officeooo:rsid="001f8872"/>
    </style:style>
    <style:style style:name="T13" style:family="text">
      <style:text-properties officeooo:rsid="002283c4"/>
    </style:style>
    <style:style style:name="T14" style:family="text">
      <style:text-properties officeooo:rsid="0023429b"/>
    </style:style>
    <style:style style:name="T15" style:family="text">
      <style:text-properties officeooo:rsid="0023e5cb"/>
    </style:style>
    <style:style style:name="T16" style:family="text">
      <style:text-properties officeooo:rsid="0024fe59"/>
    </style:style>
    <style:style style:name="T17" style:family="text">
      <style:text-properties officeooo:rsid="00250187"/>
    </style:style>
    <style:style style:name="T18" style:family="text">
      <style:text-properties officeooo:rsid="0025b2e8"/>
    </style:style>
    <style:style style:name="T19" style:family="text">
      <style:text-properties officeooo:rsid="00261a23"/>
    </style:style>
    <style:style style:name="T20" style:family="text">
      <style:text-properties officeooo:rsid="00262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leasso Federico<text:tab/><text:tab/><text:tab/><text:tab/><text:tab/>3C<text:tab/><text:tab/><text:tab/><text:tab/><text:tab/>9/3/2022</text:p>
      <text:p text:style-name="P1"/>
      <text:p text:style-name="P1"><text:tab/><text:tab/><text:tab/><text:tab/><text:tab/> <text:s text:c="6"/><text:span text:style-name="T1">TIPOLOGIA B</text:span></text:p>
      <text:p text:style-name="P1"><text:span text:style-name="T1"/></text:p>
      <text:p text:style-name="P2">Comprensione e analisi</text:p>
      <text:p text:style-name="P2"/>
      <text:p text:style-name="P2">1.</text:p>
      <text:p text:style-name="P6"><text:span text:style-name="T5">Il brano </text:span><text:span text:style-name="T6">è </text:span><text:span text:style-name="T5">tratto da un articolo di Guido Castellano e Marco Morello </text:span><text:span text:style-name="T6">e si intitola “L</text:span><text:span text:style-name="T5">a vita domotica”.</text:span><text:span text:style-name="T11"><text:line-break/></text:span><text:span text:style-name="T5">I due autori </text:span><text:span text:style-name="T6">di</text:span><text:span text:style-name="T5">mostrano come la tecnologia sia pian piano </text:span><text:span text:style-name="T6">arrivata nelle nostre vite</text:span><text:span text:style-name="T5">. </text:span><text:span text:style-name="T6">Alcuni</text:span><text:span text:style-name="T5"> esempi </text:span><text:span text:style-name="T6">sono Alexa e Google, che con una sola parola si attivano e sono in grado di interagire parlando la nostra lingua. Ci sono molti lati positivi, ma anche assai negativi: il più pericoloso è la perdita della privacy, citato anche nell’articolo della rivista americana Forbes. Questi strumenti sono infatti sempre attivi nel captare ogni nostra informazione e utilizzarla per scopi economici, riempiendo il nostro telefono di pubblicità. </text:span><text:span text:style-name="T7">Dobbiamo quindi utilizzare con cautela questi nuovi strumenti, ma soprattuto, come citato da Pam Dixon, </text:span><text:span text:style-name="T8">«Non si può affidare la propria vita a un assistente domestico».</text:span></text:p>
      <text:p text:style-name="P6"><text:span text:style-name="T8"/></text:p>
      <text:p text:style-name="P3"><text:span text:style-name="T3">2</text:span><text:span text:style-name="T2">.</text:span></text:p>
      <text:p text:style-name="P4"><text:span text:style-name="T2">Con questa affermazione i due autori vogliono sottolineare i rischi che comportano nelle nostre vite questi nuovi strumenti di intelligenza artificiale. Nella frase viene inserito il termine “colonizzazione delle case”; ed è proprio quello che sta succedendo nelle nostre vite quotidiane. Ma come già detto in precedenza, oltre alle comodità che offrono come accendere e spegnere la luce con una sola parola, comportano rischi molto gravi.</text:span></text:p>
      <text:p text:style-name="P4"><text:span text:style-name="T2"/></text:p>
      <text:p text:style-name="P5"><text:span text:style-name="T4">3</text:span><text:span text:style-name="T2">.</text:span></text:p>
      <text:p text:style-name="P5"><text:span text:style-name="T2"/></text:p>
      <text:p text:style-name="P7">Con <text:span text:style-name="T12">il termine </text:span>“pubblicità personalizzata” <text:span text:style-name="T12">si intende la pubblicità basata sugli interessi degli autori.</text:span> <text:span text:style-name="T12">Queste pubblicità sono scelte in base alle ricerche effettuate su internet o alle ricerche effettuate conversando, per esempio, con Amazon Alexa.</text:span></text:p>
      <text:p text:style-name="P7"/>
      <text:p text:style-name="P11"><text:span text:style-name="T12">4</text:span>.</text:p>
      <text:p text:style-name="P11"/>
      <text:p text:style-name="P10"><text:span text:style-name="T9">Nell’ultima parte del testo gli autori fanno riferimento a</text:span><text:span text:style-name="T10">l concetto di </text:span><text:span text:style-name="T9">“vulnerabilità”. </text:span><text:span text:style-name="T10">Commento tale affermazione con un’esempio: noi possiamo essere vulnerabili agli hacker i quali, a causa delle telecamere di sicurezza (magari non criptate!) installate a casa nostra, riescono a spiarci. Questo è uno dei tanti esempi di vulnerabilità nell’ambito dell’intelligenza artificiale, ed per questo che dobbiamo fare attenzione.</text:span></text:p>
      <text:p text:style-name="P10"><text:span text:style-name="T10"/></text:p>
      <text:p text:style-name="P13">Produzione</text:p>
      <text:p text:style-name="P13"/>
      <text:p text:style-name="P9">Ormai l’intelligenza artificiale è presente nelle vite di ognuno di noi. Molte aziende e case prodruttrici <text:span text:style-name="T13">hanno</text:span> inventato e lanciato sul mercato dei prodotti fenomenali in grado di renderci la vita più semplice e comoda. <text:span text:style-name="T13">Anche se non ce ne accorgiamo, ne facciamo continuamente uso tutti i giorni. Basti pensare ai telefoni: i telefoni moderni sono dotati di intelligenza artificiale tramite gli assistenti vocali, in grado di effettuare chiamate, riprodurre musica, informarci sulle notizie del giorno e conversare con noi. Non dobbiamo più nemmeno preoccuparci di pulire casa o di tagliare l’erba del nostro giardino: esistono robot in grado di fare ciò. Un’altro esempio è quello delle lavatrici: sono in grado, grazie a dei sensori, di dosare il giusto quantitativo di detersivo. Certo c’è il il vantaggio di avere un’impatto ambientale minor</text:span><text:span text:style-name="T20">e</text:span><text:span text:style-name="T13"> e di avere maggiore comfort. </text:span><text:span text:style-name="T14">Ultimamente sul mercato sono stati lanciati nuovi assistenti vocali da alcune grandi aziende come </text:span><text:span text:style-name="T16">Google</text:span><text:span text:style-name="T14"> e Amazon, chiamati Google Home e Alexa. E’ sufficiente pronunciare “Ok Google” oppure “</text:span><text:span text:style-name="T15">Alexa</text:span><text:span text:style-name="T14">” </text:span><text:span text:style-name="T15">per interagire con essi. Hanno moltissime funzionalità: sono capaci di parlare con te, riproducono musica, </text:span><text:span text:style-name="T16">ti cantano le canzoni, ti raccontano barzellette e molto altro. Ma la cosa più interessante è che sono collegati alla domotica, infatti installando gli interrut</text:span><text:span text:style-name="T20">t</text:span><text:span text:style-name="T16">ori </text:span><text:span text:style-name="T20">bluetooth </text:span><text:span text:style-name="T16">si possono accendere e spegnere le luci della casa. </text:span><text:span text:style-name="T13">Molti diranno “che bello, non devo più preoccuparmi di molte cose rispetto agli anni passati </text:span><text:span text:style-name="T16">e sono molto più comodo</text:span><text:span text:style-name="T13">”, ma oltre ai grandiosi vantaggi di cui sono dotati questi nuovi strumenti, hanno enormi svantaggi e pericoli da cui dovremmo tutelarci. </text:span><text:span text:style-name="T17">Il tema principale riguardante le discussioni di numerosi intellettuali è la privacy. </text:span><text:span text:style-name="T18">Il problema della privacy c’è sempre stato, ma con l’arrivo di questi strumenti si è ingigantito sempre di più. Il mio assistente vocale mi spia? C’è qualcuno che ascolta quello che io dico? Perchè mi </text:span><text:soft-page-break/><text:span text:style-name="T18">appaiono proprio le pubblicità dei prodotti che voglio? Sono domande molto frequenti che si sentono in giro ma sono senza risposta. </text:span><text:span text:style-name="T19">Una risposta generale che molte persone non vorrebbero sentir</text:span><text:span text:style-name="T20">e</text:span><text:span text:style-name="T19"> è che i nostri dati non sono al sicuro, o perlomeno, non del tutto. La nostra privacy non è del tutto garantita, tutto quello che diciamo quando parliamo con un’assistente viene registrato in qualche modo e ne abbiamo quasi la certezza: come fanno ad apparirci online sul web proprio le pubblicità dei prodotti che vo</text:span><text:span text:style-name="T20">gl</text:span><text:span text:style-name="T19">iamo? Non è un strano? Io personalmente possiedo Alexa e l’ho anche collegata agli interruttori bluetooth per controllare le luci del salotto e della cucina. E’ molto comoda, la uso soprattutto quando devo impostare un timer; bastano davvero pochi secondi e poche parole e puoi impostare un timer all’ora che vuoi con una frase allegata. Mi è già capitato però di parlare con Alexa di un prodotto e di ritrovarmi la pubblicità personalizzata sullo smartphone proprio di esso. Da certi punti di vista la possiamo vedere come una comodità, ma il rovescio della medaglia c’è ed è “l’annebbiamento del concetto di privacy”, come citato nell’articolo di Guido Castellano e Marco Morello. Per concludere, dobbiamo cercare di fare attenzione il più possibile all’intelligenza artificiale, ma dobbiamo anche capire una concetto molto importante: </text:span><text:span text:style-name="T20">sebbene sia vantaggiosa, non dovrebbe valere il costo della perdita della nostra privacy e della libertà</text:span><text:span text:style-name="T19">.</text:span></text:p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 Sans" svg:font-family="'Open Sans', 'Helvetica Neue', Helvetica, Arial, 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6:18:08.676793056</meta:creation-date>
    <dc:date>2022-03-09T21:22:27.857668166</dc:date>
    <meta:editing-duration>PT5M23S</meta:editing-duration>
    <meta:editing-cycles>1</meta:editing-cycles>
    <meta:document-statistic meta:table-count="0" meta:image-count="0" meta:object-count="0" meta:page-count="2" meta:paragraph-count="13" meta:word-count="837" meta:character-count="5428" meta:non-whitespace-character-count="4584"/>
    <meta:generator>LibreOffice/7.1.7.2$Linux_X86_64 LibreOffice_project/10$Build-2</meta:generator>
  </office:meta>
</office:document-meta>
</file>